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4pt" fo:font-weight="bold" officeooo:rsid="000a61f9" officeooo:paragraph-rsid="000a61f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a9cb6" officeooo:paragraph-rsid="000a61f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be5f1" officeooo:paragraph-rsid="000be5f1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erif" fo:font-size="12pt" fo:font-style="normal" fo:font-weight="normal" officeooo:rsid="000a9cb6" officeooo:paragraph-rsid="000a9cb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erif" fo:font-size="12pt" fo:font-style="normal" fo:font-weight="normal" officeooo:rsid="000c11b6" officeooo:paragraph-rsid="000c11b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00a61f9" officeooo:paragraph-rsid="000a61f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00a9cb6" officeooo:paragraph-rsid="000a9cb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style:font-name="Liberation Serif" fo:font-size="12pt" fo:font-style="normal" fo:font-weight="normal" officeooo:rsid="000c11b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text-properties fo:color="#000000" style:font-name="Liberation Serif" fo:font-size="12pt" fo:font-style="normal" fo:font-weight="normal" officeooo:rsid="000c11b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style:font-name="Liberation Serif" fo:font-size="12pt" fo:font-style="normal" fo:font-weight="bold" officeooo:rsid="000edd3b" officeooo:paragraph-rsid="000edd3b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Preformatted_20_Text" style:list-style-name="L3">
      <style:paragraph-properties fo:text-align="start" style:justify-single-word="false"/>
      <style:text-properties fo:color="#000000" style:font-name="Liberation Serif" fo:font-size="12pt" fo:font-style="normal" fo:font-weight="normal" officeooo:rsid="000a9cb6" officeooo:paragraph-rsid="000a9cb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 style:list-style-name="L4">
      <style:paragraph-properties fo:text-align="start" style:justify-single-word="false"/>
      <style:text-properties fo:color="#000000" style:font-name="Liberation Serif" fo:font-size="12pt" fo:font-style="normal" fo:font-weight="normal" officeooo:rsid="000c11b6" officeooo:paragraph-rsid="000c11b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9cb6"/>
    </style:style>
    <style:style style:name="T3" style:family="text">
      <style:text-properties officeooo:rsid="000b3857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ips</text:span> Arduino IDE</text:p>
      <text:p text:style-name="P4"/>
      <text:p text:style-name="P5">N.B. <text:span text:style-name="T4">Installare la versione ufficiale di Arduino IDE dal sito.</text:span></text:p>
      <text:p text:style-name="P4"/>
      <text:p text:style-name="P4">Cliccare su <text:s/>File -&gt; Impostazioni -&gt; URL aggiuntive per il Gestore Schede</text:p>
      <text:p text:style-name="P4">Aggiungere i seguenti link:</text:p>
      <text:list xml:id="list1256070935" text:style-name="L1">
        <text:list-item>
          <text:p text:style-name="P8"><text:bookmark-start text:name="__DdeLink__21_3920000617"/>http://www.fishino.it/arduinoide/package_fishino_index.json</text:p>
        </text:list-item>
        <text:list-item>
          <text:p text:style-name="P8">https://dl.espressif.com/dl/package_esp32_index.json</text:p>
        </text:list-item>
        <text:list-item>
          <text:p text:style-name="P8">http://arduino.esp8266.com/stable/package_esp8266com_index.json</text:p>
        </text:list-item>
        <text:list-item>
          <text:p text:style-name="P8">https://adafruit.github.io/arduino-board-index/package_adafruit_index.json<text:bookmark-end text:name="__DdeLink__21_3920000617"/></text:p>
        </text:list-item>
      </text:list>
      <text:p text:style-name="P4"/>
      <text:p text:style-name="P4">Cliccare su Strumenti -&gt; Scheda -&gt; Gestore Schede</text:p>
      <text:p text:style-name="P4">Aggiungere le seguenti schede:</text:p>
      <text:list xml:id="list368975474" text:style-name="L2">
        <text:list-item>
          <text:p text:style-name="P9"><text:bookmark-start text:name="__DdeLink__23_3920000617"/>esp8266<text:bookmark-end text:name="__DdeLink__23_3920000617"/></text:p>
        </text:list-item>
        <text:list-item>
          <text:p text:style-name="P9">fishino_avr </text:p>
        </text:list-item>
        <text:list-item>
          <text:p text:style-name="P9">fishino_pic32</text:p>
        </text:list-item>
      </text:list>
      <text:p text:style-name="P2"/>
      <text:p text:style-name="P2">Prima di flashare il primo skatch occorre creare un symbolic link alla versione di python installata sul PC,<text:span text:style-name="T2"> aggiungere i permessi alla porta seriale dove viene collegata la board e installare la libreria python pyserial tramite pip</text:span>:</text:p>
      <text:list xml:id="list4024145178" text:style-name="L3">
        <text:list-item>
          <text:p text:style-name="P10">cd /home/daniele/snap/arduino-mhall119/5/.arduino15/packages/esp8266/tools/python/3.7.2-post1/</text:p>
        </text:list-item>
        <text:list-item>
          <text:p text:style-name="P10">ln -sfn /usr/bin/python3 python</text:p>
        </text:list-item>
        <text:list-item>
          <text:p text:style-name="P11">cd $HOME</text:p>
        </text:list-item>
        <text:list-item>
          <text:p text:style-name="P15">sudo usermod -a -G dialout $USER</text:p>
        </text:list-item>
        <text:list-item>
          <text:p text:style-name="P15">sudo pip install pyserial</text:p>
        </text:list-item>
      </text:list>
      <text:p text:style-name="P6"/>
      <text:p text:style-name="P7">Per concatenare stringhe bisogna utilizzare la funzione “<text:span text:style-name="T1">sprintf</text:span>”:</text:p>
      <text:list xml:id="list3961606567" text:style-name="L4">
        <text:list-item>
          <text:p text:style-name="P16">char url[250];</text:p>
        </text:list-item>
        <text:list-item>
          <text:p text:style-name="P13">sprintf(url, "%s://%s:%i/%s/all/properties", protocol, ip.toString().c_str(), portNumber, thingName);</text:p>
        </text:list-item>
      </text:list>
      <text:p text:style-name="P12"/>
      <text:p text:style-name="P14">N.B. <text:span text:style-name="T4">Non è possibile per la board leggere il contenuto di un file presente sul PC ma può solamente leggere i dati che un’applicazione esterna gli invia tramite la porta seriale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9:03:53.578004665</meta:creation-date>
    <dc:date>2019-10-31T23:51:40.362865488</dc:date>
    <meta:editing-duration>PT2H20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64" meta:character-count="1332" meta:non-whitespace-character-count="1203"/>
  </office:meta>
</office:document-meta>
</file>